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111111" draw:fill-color="#eeeeee" draw:textarea-horizontal-align="justify" draw:textarea-vertical-align="middle" draw:auto-grow-height="false" fo:min-height="1.25cm" fo:min-width="1cm"/>
      <style:paragraph-properties style:writing-mode="lr-tb"/>
    </style:style>
    <style:style style:name="gr2" style:family="graphic" style:parent-style-name="standard">
      <style:graphic-properties svg:stroke-color="#111111" draw:fill-color="#666666" draw:textarea-horizontal-align="justify" draw:textarea-vertical-align="middle" draw:auto-grow-height="false" fo:min-height="1.25cm" fo:min-width="1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67cm"/>
      <style:paragraph-properties style:writing-mode="lr-tb"/>
    </style:style>
    <style:style style:name="gr5" style:family="graphic" style:parent-style-name="standard">
      <style:graphic-properties svg:stroke-color="#ff8000" draw:fill-color="#ffbf00" draw:textarea-horizontal-align="justify" draw:textarea-vertical-align="middle" draw:auto-grow-height="false" fo:min-height="0.25cm" fo:min-width="0.813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339cm"/>
      <style:paragraph-properties style:writing-mode="lr-tb"/>
    </style:style>
    <style:style style:name="gr7" style:family="graphic" style:parent-style-name="standard">
      <style:graphic-properties svg:stroke-color="#111111" draw:fill-color="#666666" draw:textarea-horizontal-align="justify" draw:textarea-vertical-align="middle" draw:auto-grow-height="false" fo:min-height="1.25cm" fo:min-width="1cm"/>
      <style:paragraph-properties style:writing-mode="lr-tb"/>
    </style:style>
    <style:style style:name="gr8" style:family="graphic" style:parent-style-name="standard">
      <style:graphic-properties svg:stroke-color="#111111" draw:fill-color="#eeeeee" draw:textarea-horizontal-align="justify" draw:textarea-vertical-align="middle" draw:auto-grow-height="false" fo:min-height="0.85cm" fo:min-width="0.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25cm"/>
      <style:paragraph-properties style:writing-mode="lr-tb"/>
    </style:style>
    <style:style style:name="gr11" style:family="graphic" style:parent-style-name="standard">
      <style:graphic-properties svg:stroke-color="#111111" draw:fill-color="#666666" draw:textarea-horizontal-align="justify" draw:textarea-vertical-align="middle" draw:auto-grow-height="false" fo:min-height="0.85cm" fo:min-width="0.6cm"/>
      <style:paragraph-properties style:writing-mode="lr-tb"/>
    </style:style>
    <style:style style:name="gr12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  <style:text-properties style:font-name="Inconsolata" fo:font-size="21pt"/>
    </style:style>
    <style:style style:name="P2" style:family="paragraph">
      <loext:graphic-properties draw:fill-color="#eeeeee"/>
      <style:paragraph-properties fo:text-align="center"/>
      <style:text-properties style:font-name="Inconsolata" fo:font-size="21pt"/>
    </style:style>
    <style:style style:name="P3" style:family="paragraph">
      <loext:graphic-properties draw:fill-color="#666666"/>
      <style:paragraph-properties fo:text-align="center"/>
      <style:text-properties style:font-name="Inconsolata" fo:font-size="21pt"/>
    </style:style>
    <style:style style:name="P4" style:family="paragraph">
      <style:text-properties style:font-name="Inconsolata"/>
    </style:style>
    <style:style style:name="P5" style:family="paragraph">
      <loext:graphic-properties draw:fill="none" draw:fill-color="#ffffff"/>
      <style:text-properties style:font-name="Inconsolata"/>
    </style:style>
    <style:style style:name="P6" style:family="paragraph">
      <style:paragraph-properties fo:text-align="center"/>
      <style:text-properties style:font-name="Inconsolata"/>
    </style:style>
    <style:style style:name="P7" style:family="paragraph">
      <loext:graphic-properties draw:fill="none" draw:fill-color="#ffffff"/>
      <style:paragraph-properties fo:text-align="center"/>
      <style:text-properties style:font-name="Inconsolata"/>
    </style:style>
    <style:style style:name="P8" style:family="paragraph">
      <loext:graphic-properties draw:fill-color="#ffbf00"/>
      <style:paragraph-properties fo:text-align="center"/>
    </style:style>
    <style:style style:name="P9" style:family="paragraph">
      <style:text-properties style:font-name="Inconsolata" fo:font-size="21pt" fo:font-weight="bold" style:font-weight-asian="bold" style:font-weight-complex="bold"/>
    </style:style>
    <style:style style:name="P10" style:family="paragraph">
      <loext:graphic-properties draw:fill="none" draw:fill-color="#ffffff"/>
      <style:text-properties style:font-name="Inconsolata" fo:font-size="21pt" fo:font-weight="bold" style:font-weight-asian="bold" style:font-weight-complex="bold"/>
    </style:style>
    <style:style style:name="P11" style:family="paragraph">
      <style:paragraph-properties fo:text-align="start"/>
      <style:text-properties style:font-name="Inconsolata" fo:font-size="14pt" style:font-size-asian="14pt" style:font-size-complex="14pt"/>
    </style:style>
    <style:style style:name="P12" style:family="paragraph">
      <loext:graphic-properties draw:fill="none" draw:fill-color="#ffffff"/>
      <style:paragraph-properties fo:text-align="start"/>
      <style:text-properties style:font-name="Inconsolata" fo:font-size="14pt" style:font-size-asian="14pt" style:font-size-complex="14pt"/>
    </style:style>
    <style:style style:name="P13" style:family="paragraph">
      <loext:graphic-properties draw:fill-color="#ffffff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Inconsolata"/>
    </style:style>
    <style:style style:name="T3" style:family="text">
      <style:text-properties style:font-name="Inconsolata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1.5cm" svg:height="1.5cm" svg:x="10.1cm" svg:y="0.6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6cm" svg:y="0.6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1cm" svg:y="0.6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5cm" svg:height="1.5cm" svg:x="14.6cm" svg:y="0.6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5cm" svg:height="1.589cm" svg:x="16.6cm" svg:y="0.6cm">
          <draw:text-box>
            <text:p text:style-name="P4"><text:span text:style-name="T1">Cap</text:span><text:span text:style-name="T1">aci</text:span><text:span text:style-name="T1">ty:</text:span> 4</text:p>
            <text:p text:style-name="P4"><text:span text:style-name="T1">Len</text:span><text:span text:style-name="T1">gth</text:span><text:span text:style-name="T1">:</text:span> 3</text:p>
          </draw:text-box>
        </draw:frame>
        <draw:custom-shape draw:style-name="gr1" draw:text-style-name="P2" draw:layer="layout" svg:width="1.5cm" svg:height="1.5cm" svg:x="10.1cm" svg:y="4.3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6cm" svg:y="4.3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1cm" svg:y="4.3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.6cm" svg:y="4.3cm">
          <text:p text:style-name="P1">4</text:p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5.5cm" svg:height="1.589cm" svg:x="16.6cm" svg:y="4.3cm">
          <draw:text-box>
            <text:p text:style-name="P4"><text:span text:style-name="T1">Capacity:</text:span> 4</text:p>
            <text:p text:style-name="P4"><text:span text:style-name="T1">Length:</text:span> 4</text:p>
          </draw:text-box>
        </draw:frame>
        <draw:g>
          <draw:frame draw:style-name="gr4" draw:text-style-name="P7" draw:layer="layout" svg:width="4.5cm" svg:height="0.92cm" svg:x="11.279cm" svg:y="2.678cm">
            <draw:text-box>
              <text:p text:style-name="P6"><text:span text:style-name="T2">New append()</text:span></text:p>
            </draw:text-box>
          </draw:frame>
          <draw:custom-shape draw:style-name="gr5" draw:text-style-name="P8" draw:layer="layout" svg:width="1.5cm" svg:height="1cm" draw:transform="rotate (-1.5707963267949) translate (11.279cm 2.47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g>
          <draw:frame draw:style-name="gr4" draw:text-style-name="P7" draw:layer="layout" svg:width="4.5cm" svg:height="0.92cm" svg:x="11.278cm" svg:y="6.379cm">
            <draw:text-box>
              <text:p text:style-name="P6"><text:span text:style-name="T2">New append()</text:span></text:p>
            </draw:text-box>
          </draw:frame>
          <draw:custom-shape draw:style-name="gr5" draw:text-style-name="P8" draw:layer="layout" svg:width="1.5cm" svg:height="1cm" draw:transform="rotate (-1.5707963267949) translate (11.278cm 6.179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2" draw:layer="layout" svg:width="1.5cm" svg:height="1.5cm" svg:x="10.1cm" svg:y="7.9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6cm" svg:y="7.9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1cm" svg:y="7.9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.6cm" svg:y="7.9cm">
          <text:p text:style-name="P1">4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6cm" svg:height="1.589cm" svg:x="22.6cm" svg:y="7.9cm">
          <draw:text-box>
            <text:p text:style-name="P4"><text:span text:style-name="T1">Cap</text:span><text:span text:style-name="T1">aci</text:span><text:span text:style-name="T1">ty:</text:span> 8</text:p>
            <text:p text:style-name="P4"><text:span text:style-name="T1">Len</text:span><text:span text:style-name="T1">gth</text:span><text:span text:style-name="T1">:</text:span> 5</text:p>
          </draw:text-box>
        </draw:frame>
        <draw:custom-shape draw:style-name="gr1" draw:text-style-name="P2" draw:layer="layout" svg:width="1.5cm" svg:height="1.5cm" svg:x="16.1cm" svg:y="7.9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7.6cm" svg:y="7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9.1cm" svg:y="7.9cm">
          <text:p text:style-name="P1"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20.6cm" svg:y="7.9cm">
          <text:p text:style-name="P1"/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4.5cm" svg:height="0.92cm" svg:x="11.277cm" svg:y="9.98cm">
            <draw:text-box>
              <text:p text:style-name="P6"><text:span text:style-name="T2">New append()</text:span></text:p>
            </draw:text-box>
          </draw:frame>
          <draw:custom-shape draw:style-name="gr5" draw:text-style-name="P8" draw:layer="layout" svg:width="1.5cm" svg:height="1cm" draw:transform="rotate (-1.5707963267949) translate (11.277cm 9.78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custom-shape draw:style-name="gr1" draw:text-style-name="P2" draw:layer="layout" svg:width="1.5cm" svg:height="1.5cm" svg:x="10.1cm" svg:y="11.5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1.6cm" svg:y="11.5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3.1cm" svg:y="11.5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4.6cm" svg:y="11.5cm">
          <text:p text:style-name="P1">4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4.6cm" svg:height="1.589cm" svg:x="22.6cm" svg:y="11.5cm">
          <draw:text-box>
            <text:p text:style-name="P4"><text:span text:style-name="T1">Capacity:</text:span> 8</text:p>
            <text:p text:style-name="P4"><text:span text:style-name="T1">Length:</text:span> 6</text:p>
          </draw:text-box>
        </draw:frame>
        <draw:custom-shape draw:style-name="gr1" draw:text-style-name="P2" draw:layer="layout" svg:width="1.5cm" svg:height="1.5cm" svg:x="16.1cm" svg:y="11.5cm">
          <text:p text:style-name="P1">5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5cm" svg:height="1.5cm" svg:x="17.6cm" svg:y="11.5cm">
          <text:p text:style-name="P1">6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19.1cm" svg:y="11.5cm">
          <text:p/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5cm" svg:height="1.5cm" svg:x="20.6cm" svg:y="11.5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7" draw:layer="layout" svg:width="4.5cm" svg:height="0.92cm" svg:x="11.276cm" svg:y="13.481cm">
            <draw:text-box>
              <text:p text:style-name="P6"><text:span text:style-name="T2">Etc ...</text:span></text:p>
            </draw:text-box>
          </draw:frame>
          <draw:custom-shape draw:style-name="gr5" draw:text-style-name="P8" draw:layer="layout" svg:width="1.5cm" svg:height="1cm" draw:transform="rotate (-1.5707963267949) translate (11.276cm 13.281cm)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4" draw:text-style-name="P10" draw:layer="layout" svg:width="4.4cm" svg:height="1.026cm" svg:x="0.7cm" svg:y="0.601cm">
          <draw:text-box>
            <text:p text:style-name="P9"><text:span text:style-name="T1">Legend:</text:span></text:p>
          </draw:text-box>
        </draw:frame>
        <draw:custom-shape draw:style-name="gr8" draw:text-style-name="P2" draw:layer="layout" svg:width="1.1cm" svg:height="1.1cm" svg:x="1cm" svg:y="2.3cm">
          <text:p text:style-name="P1"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1.1cm" svg:x="1cm" svg:y="5.1cm">
          <text:p text:style-name="P1">n</text:p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cm" svg:height="2.335cm" svg:x="2.3cm" svg:y="2.065cm">
          <draw:text-box>
            <text:p text:style-name="P11"><text:span text:style-name="T3">Array element that is currently being used to store a value</text:span></text:p>
          </draw:text-box>
        </draw:frame>
        <draw:frame draw:style-name="gr10" draw:text-style-name="P12" draw:layer="layout" svg:width="5.5cm" svg:height="2.5cm" svg:x="2.3cm" svg:y="4.9cm">
          <draw:text-box>
            <text:p text:style-name="P11"><text:span text:style-name="T3">The value that is being stored in the array element.</text:span></text:p>
          </draw:text-box>
        </draw:frame>
        <draw:custom-shape draw:style-name="gr11" draw:text-style-name="P3" draw:layer="layout" svg:width="1.1cm" svg:height="1.1cm" svg:x="1cm" svg:y="7.701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5cm" svg:height="2.335cm" svg:x="2.3cm" svg:y="7.466cm">
          <draw:text-box>
            <text:p text:style-name="P11"><text:span text:style-name="T3">Arr</text:span><text:span text:style-name="T3">ay </text:span><text:span text:style-name="T3">ele</text:span><text:span text:style-name="T3">men</text:span><text:span text:style-name="T3">t </text:span><text:span text:style-name="T3">tha</text:span><text:span text:style-name="T3">t </text:span><text:span text:style-name="T3">is </text:span><text:span text:style-name="T3">cur</text:span><text:span text:style-name="T3">ren</text:span><text:span text:style-name="T3">tly </text:span><text:span text:style-name="T3">emp</text:span><text:span text:style-name="T3">ty, </text:span><text:span text:style-name="T3">wai</text:span><text:span text:style-name="T3">tin</text:span><text:span text:style-name="T3">g </text:span><text:span text:style-name="T3">to </text:span><text:span text:style-name="T3">rec</text:span><text:span text:style-name="T3">eiv</text:span><text:span text:style-name="T3">e a </text:span><text:span text:style-name="T3">val</text:span><text:span text:style-name="T3">ue.</text:span></text:p>
          </draw:text-box>
        </draw:frame>
        <presentation:notes draw:style-name="dp2">
          <draw:page-thumbnail draw:style-name="gr12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Inconsolata" svg:font-family="Inconsolata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pt" fo:country="BR" style:font-name-asian="Segoe UI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8-08T15:37:38.534619868</meta:creation-date>
    <dc:date>2024-08-08T15:51:36.858896411</dc:date>
    <meta:editing-duration>PT13M43S</meta:editing-duration>
    <meta:editing-cycles>31</meta:editing-cycles>
    <meta:generator>LibreOffice/7.3.7.2$Linux_X86_64 LibreOffice_project/30$Build-2</meta:generator>
    <meta:document-statistic meta:object-count="70"/>
  </office:meta>
</office:document-meta>
</file>